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indingConfig.lookupPrefixForNamespace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indingConfig.lookupJavanameForQName( QName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indingConfig.getInterfaceExten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indingConfig.lookupSuffixForNamespace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indingConfig.lookupPackageForNamespace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indingConfig.getInterfaceExtensions( String fullJava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indingConfig.getPrePostExten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indingConfig.lookupJavanameForQName( QName qname , int ki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indingConfig.getPrePostExtension( String fullJava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